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font-variant="normal" fo:text-transform="none" fo:color="#880000" style:font-name="Consolas" fo:font-size="9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text-transform="lowercase" fo:color="#222222" style:font-name="Consolas" fo:font-size="9pt" fo:letter-spacing="normal" fo:font-style="normal" fo:font-weight="bold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56cm" fo:widows="1" fo:text-indent="0cm" style:auto-text-indent="false"/>
      <style:text-properties fo:text-transform="lowercase" fo:color="#222222" style:font-name="Consolas" fo:font-size="9pt" fo:letter-spacing="normal" fo:font-style="normal" fo:font-weight="bold" loext:padding="0cm" loext:border="none"/>
    </style:style>
    <style:style style:name="P4" style:family="paragraph" style:parent-style-name="Preformatted_20_Text">
      <style:paragraph-properties fo:margin-top="0cm" fo:margin-bottom="0cm" loext:contextual-spacing="false" style:line-height-at-least="0.556cm" fo:widows="1"/>
      <style:text-properties fo:font-variant="normal" fo:text-transform="none" fo:color="#880000" style:font-name="Consolas" fo:font-size="9pt" fo:letter-spacing="normal" fo:font-style="normal" fo:font-weight="normal" loext:padding="0.049cm" loext:border="0.06pt solid #888888"/>
    </style:style>
    <style:style style:name="P5" style:family="paragraph" style:parent-style-name="Standard">
      <style:text-properties officeooo:rsid="00161f7d" officeooo:paragraph-rsid="00161f7d"/>
    </style:style>
    <style:style style:name="P6" style:family="paragraph" style:parent-style-name="Standard">
      <style:text-properties fo:font-variant="normal" fo:text-transform="none" fo:color="#222222" style:font-name="Helvetica Neue" fo:font-size="10.5pt" fo:letter-spacing="normal" fo:font-style="normal" fo:font-weight="bold" officeooo:rsid="00161f7d" officeooo:paragraph-rsid="00161f7d" loext:padding="0cm" loext:border="none"/>
    </style:style>
    <style:style style:name="P7" style:family="paragraph" style:parent-style-name="Standard">
      <style:text-properties officeooo:rsid="00161f7d" officeooo:paragraph-rsid="00161f7d"/>
    </style:style>
    <style:style style:name="P8" style:family="paragraph" style:parent-style-name="Standard">
      <style:text-properties officeooo:rsid="00173a44" officeooo:paragraph-rsid="00173a44"/>
    </style:style>
    <style:style style:name="P9" style:family="paragraph" style:parent-style-name="Standard">
      <style:text-properties fo:font-variant="normal" fo:text-transform="none" fo:color="#000000" fo:font-size="9pt" fo:letter-spacing="normal" fo:font-style="normal" fo:font-weight="normal" officeooo:rsid="00173a44" officeooo:paragraph-rsid="00173a44"/>
    </style:style>
    <style:style style:name="P10" style:family="paragraph" style:parent-style-name="Preformatted_20_Text">
      <style:paragraph-properties fo:margin-top="0cm" fo:margin-bottom="0cm" loext:contextual-spacing="false" fo:widows="1" fo:padding="0.049cm" fo:border="0.06pt solid #888888"/>
    </style:style>
    <style:style style:name="P11" style:family="paragraph" style:parent-style-name="Preformatted_20_Text">
      <style:paragraph-properties fo:margin-top="0cm" fo:margin-bottom="0cm" loext:contextual-spacing="false" fo:widows="1" fo:padding="0.049cm" fo:border="0.06pt solid #888888"/>
      <style:text-properties fo:font-variant="normal" fo:text-transform="none" fo:color="#000000" fo:font-size="9pt" fo:letter-spacing="normal" fo:font-style="normal" fo:font-weight="normal"/>
    </style:style>
    <style:style style:name="P12" style:family="paragraph" style:parent-style-name="Preformatted_20_Text">
      <style:paragraph-properties fo:margin-top="0cm" fo:margin-bottom="0cm" loext:contextual-spacing="false" fo:widows="1" fo:padding="0.049cm" fo:border="0.06pt solid #888888"/>
      <style:text-properties fo:font-variant="normal" fo:text-transform="none" fo:color="#000000" fo:font-size="9pt" fo:letter-spacing="normal" fo:font-style="normal" fo:font-weight="normal" officeooo:rsid="00173a44" officeooo:paragraph-rsid="00173a44"/>
    </style:style>
    <style:style style:name="P13" style:family="paragraph" style:parent-style-name="Preformatted_20_Text">
      <style:paragraph-properties fo:margin-top="0cm" fo:margin-bottom="0cm" loext:contextual-spacing="false" fo:widows="1" fo:padding="0.049cm" fo:border="0.06pt solid #888888"/>
      <style:text-properties fo:font-variant="normal" fo:text-transform="none" fo:color="#000000" fo:letter-spacing="normal"/>
    </style:style>
    <style:style style:name="P14" style:family="paragraph" style:parent-style-name="Preformatted_20_Text">
      <style:paragraph-properties fo:margin-top="0cm" fo:margin-bottom="0cm" loext:contextual-spacing="false" fo:widows="1" fo:padding="0.049cm" fo:border="0.06pt solid #888888"/>
      <style:text-properties fo:font-variant="normal" fo:text-transform="none" fo:color="#000000" fo:letter-spacing="normal" officeooo:paragraph-rsid="00173a44"/>
    </style:style>
    <style:style style:name="P15" style:family="paragraph" style:parent-style-name="Preformatted_20_Text">
      <style:paragraph-properties fo:margin-top="0cm" fo:margin-bottom="0cm" loext:contextual-spacing="false" fo:widows="1" fo:padding="0.049cm" fo:border="0.06pt solid #888888"/>
      <style:text-properties fo:font-variant="normal" fo:text-transform="none" fo:color="#666600" fo:font-size="9pt" fo:letter-spacing="normal" fo:font-style="normal" fo:font-weight="normal"/>
    </style:style>
    <style:style style:name="T1" style:family="text">
      <style:text-properties fo:color="#000088"/>
    </style:style>
    <style:style style:name="T2" style:family="text">
      <style:text-properties fo:color="#000088" fo:font-size="9pt" fo:font-style="normal" fo:font-weight="normal"/>
    </style:style>
    <style:style style:name="T3" style:family="text">
      <style:text-properties fo:color="#666600"/>
    </style:style>
    <style:style style:name="T4" style:family="text">
      <style:text-properties fo:color="#666600" fo:font-size="9pt" fo:font-style="normal" fo:font-weight="normal"/>
    </style:style>
    <style:style style:name="T5" style:family="text">
      <style:text-properties fo:font-size="9pt" fo:font-style="normal" fo:font-weight="normal"/>
    </style:style>
    <style:style style:name="T6" style:family="text">
      <style:text-properties fo:color="#008800" fo:font-size="9pt" fo:font-style="normal" fo:font-weight="normal"/>
    </style:style>
    <style:style style:name="T7" style:family="text">
      <style:text-properties fo:color="#660066" fo:font-size="9pt" fo:font-style="normal" fo:font-weight="normal"/>
    </style:style>
    <style:style style:name="T8" style:family="text">
      <style:text-properties fo:color="#006666" fo:font-size="9pt" fo:font-style="normal" fo:font-weight="normal"/>
    </style:style>
    <style:style style:name="T9" style:family="text">
      <style:text-properties fo:color="#880000" fo:font-size="9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P</text:p>
      <text:p text:style-name="P5"/>
      <text:p text:style-name="P5">T1(698A)</text:p>
      <text:p text:style-name="P5"/>
      <text:p text:style-name="P6">Examples</text:p>
      <text:p text:style-name="P2">input</text:p>
      <text:p text:style-name="P1">4</text:p>
      <text:p text:style-name="P4">1 3 2 0</text:p>
      <text:p text:style-name="P3">output</text:p>
      <text:p text:style-name="P1">2</text:p>
      <text:p text:style-name="P3">input</text:p>
      <text:p text:style-name="P1">7</text:p>
      <text:p text:style-name="P4">1 3 3 2 1 2 3</text:p>
      <text:p text:style-name="P3">output</text:p>
      <text:p text:style-name="P1">0</text:p>
      <text:p text:style-name="P3">input</text:p>
      <text:p text:style-name="P1">2</text:p>
      <text:p text:style-name="P4">2 2</text:p>
      <text:p text:style-name="P3">output</text:p>
      <text:p text:style-name="P1">1</text:p>
      <text:p text:style-name="P5"/>
      <text:p text:style-name="P5">首先给定n，再给n个整数0~3，</text:p>
      <text:p text:style-name="P5">0: 休息</text:p>
      <text:p text:style-name="P5">1: 运动</text:p>
      <text:p text:style-name="P5">2:比赛</text:p>
      <text:p text:style-name="P5">3:运动或比赛</text:p>
      <text:p text:style-name="P5">当然1，2，3也可以休息</text:p>
      <text:p text:style-name="P5">规定不能连续两天比赛或者连续两天运动</text:p>
      <text:p text:style-name="P5">问，可以最少休息天数。</text:p>
      <text:p text:style-name="P5"/>
      <text:p text:style-name="P5">解：</text:p>
      <text:p text:style-name="P5">dp[i][j]表示第i天，干j(0:休息 1:运动 2:比赛）最少休息的天数，</text:p>
      <text:p text:style-name="P5">则</text:p>
      <text:p text:style-name="P5">dp[i][0] = min(dp[i-1][0], dp[i-1][1], dp[i-1][2])</text:p>
      <text:p text:style-name="P5">dp[i][1] = min(dp[i-1][0], dp[i-1][2])</text:p>
      <text:p text:style-name="P5">dp[i][2] = min(dp[i-1][0], dp[i-1][1])</text:p>
      <text:p text:style-name="P5"/>
      <text:p text:style-name="P5">code(go):</text:p>
      <text:p text:style-name="P5">package main</text:p>
      <text:p text:style-name="P5"/>
      <text:p text:style-name="P5">import "fmt"</text:p>
      <text:p text:style-name="P5"/>
      <text:p text:style-name="P5">func min(x, y int) int {</text:p>
      <text:p text:style-name="P5"><text:tab/>if x &lt; y {</text:p>
      <text:p text:style-name="P5"><text:tab/><text:tab/>return x</text:p>
      <text:p text:style-name="P5"><text:tab/>}</text:p>
      <text:p text:style-name="P5"><text:tab/>return y</text:p>
      <text:p text:style-name="P5">}</text:p>
      <text:p text:style-name="P5"/>
      <text:p text:style-name="P5"><text:soft-page-break/>func main() {</text:p>
      <text:p text:style-name="P5"><text:tab/>var n int</text:p>
      <text:p text:style-name="P5"><text:tab/>fmt.Scan(&amp;n)</text:p>
      <text:p text:style-name="P5"/>
      <text:p text:style-name="P5"><text:tab/>an := make([]int, n+1, n+1)</text:p>
      <text:p text:style-name="P5"><text:tab/>for i := 1; i &lt;= n; i++ {</text:p>
      <text:p text:style-name="P5"><text:tab/><text:tab/>fmt.Scan(&amp;an[i])</text:p>
      <text:p text:style-name="P5"><text:tab/>}</text:p>
      <text:p text:style-name="P5"/>
      <text:p text:style-name="P5"><text:tab/>var dp [101][4]int</text:p>
      <text:p text:style-name="P5"><text:tab/>for i := 0; i &lt; 101; i++ {</text:p>
      <text:p text:style-name="P5"><text:tab/><text:tab/>for j := 0; j &lt; 4; j++ {</text:p>
      <text:p text:style-name="P5"><text:tab/><text:tab/><text:tab/>if i != 0 {</text:p>
      <text:p text:style-name="P5"><text:tab/><text:tab/><text:tab/><text:tab/>dp[i][j] = 101</text:p>
      <text:p text:style-name="P5"><text:tab/><text:tab/><text:tab/>} else {</text:p>
      <text:p text:style-name="P5"><text:tab/><text:tab/><text:tab/><text:tab/>dp[i][j] = 0</text:p>
      <text:p text:style-name="P5"><text:tab/><text:tab/><text:tab/>}</text:p>
      <text:p text:style-name="P5"><text:tab/><text:tab/>}</text:p>
      <text:p text:style-name="P5"><text:tab/>}</text:p>
      <text:p text:style-name="P5"/>
      <text:p text:style-name="P5"><text:tab/>// 0: rest, 1: sport, 3: contest</text:p>
      <text:p text:style-name="P5"><text:tab/>for i := 1; i &lt;= n; i++ {</text:p>
      <text:p text:style-name="P5"><text:tab/><text:tab/>// today do 0, the day before can do 0/1/2</text:p>
      <text:p text:style-name="P5"><text:tab/><text:tab/>dp[i][0] = min(dp[i-1][0], min(dp[i-1][1], dp[i-1][2])) + 1</text:p>
      <text:p text:style-name="P5"/>
      <text:p text:style-name="P5"><text:tab/><text:tab/>// today do 1, the day before can't do 1</text:p>
      <text:p text:style-name="P5"><text:tab/><text:tab/>if an[i] == 1 || an[i] == 3 {</text:p>
      <text:p text:style-name="P5"><text:tab/><text:tab/><text:tab/>dp[i][1] = min(dp[i-1][0], dp[i-1][2])</text:p>
      <text:p text:style-name="P5"><text:tab/><text:tab/>}</text:p>
      <text:p text:style-name="P5"/>
      <text:p text:style-name="P5"><text:tab/><text:tab/>// today do 2, the day before can't do 2</text:p>
      <text:p text:style-name="P5"><text:tab/><text:tab/>if an[i] == 2 || an[i] == 3 {</text:p>
      <text:p text:style-name="P5"><text:tab/><text:tab/><text:tab/>dp[i][2] = min(dp[i-1][0], dp[i-1][1])</text:p>
      <text:p text:style-name="P5"><text:tab/><text:tab/>}</text:p>
      <text:p text:style-name="P5"><text:tab/>}</text:p>
      <text:p text:style-name="P5"/>
      <text:p text:style-name="P5"><text:tab/>ans := min(dp[n][0], min(dp[n][1], dp[n][2]))</text:p>
      <text:p text:style-name="P5"><text:tab/>fmt.Println(ans)</text:p>
      <text:p text:style-name="P5">}</text:p>
      <text:p text:style-name="P5"/>
      <text:p text:style-name="P8">T2(474D)</text:p>
      <text:p text:style-name="P8">由1和0组成的字符串，1必须k个连在一起，问长度为a到b的字符串可以有多少种。</text:p>
      <text:p text:style-name="P8">解：字符串长度l小于k时，只能是l个0</text:p>
      <text:p text:style-name="P8">字符串长度大于等于k时，若</text:p>
      <text:p text:style-name="P8">1）字符串最后一个字符是0，则前面可以是任意字符</text:p>
      <text:p text:style-name="P8">2）字符串最后一个字符是1，则前面必须连续k-1个1</text:p>
      <text:p text:style-name="P8">令dp[i]为长度为i的字符串种类数，则dp[i] = 1 if i &lt; k</text:p>
      <text:p text:style-name="P8">dp[i] = dp[i-1] + dp[i-k] if i &gt;= k</text:p>
      <text:p text:style-name="P8"/>
      <text:p text:style-name="P8">code(golang):</text:p>
      <text:p text:style-name="P9"/>
      <text:p text:style-name="P12"><text:span text:style-name="T1">package</text:span> main</text:p>
      <text:p text:style-name="P11"><text:soft-page-break/><text:span text:style-name="T1">import</text:span> <text:span text:style-name="T3">(</text:span></text:p>
      <text:p text:style-name="P13"><text:s text:c="8"/><text:span text:style-name="T6">"bufio"</text:span></text:p>
      <text:p text:style-name="P13"><text:s text:c="8"/><text:span text:style-name="T6">"fmt"</text:span></text:p>
      <text:p text:style-name="P13"><text:s text:c="8"/><text:span text:style-name="T6">"os"</text:span></text:p>
      <text:p text:style-name="P13"><text:s text:c="8"/><text:span text:style-name="T6">"strconv"</text:span></text:p>
      <text:p text:style-name="P15">)</text:p>
      <text:p text:style-name="P10"/>
      <text:p text:style-name="P11">type range_s <text:span text:style-name="T1">struct</text:span> <text:span text:style-name="T3">{</text:span></text:p>
      <text:p text:style-name="P13"><text:s text:c="8"/><text:span text:style-name="T5">a </text:span><text:span text:style-name="T2">int</text:span></text:p>
      <text:p text:style-name="P13"><text:s text:c="8"/><text:span text:style-name="T5">b </text:span><text:span text:style-name="T2">int</text:span></text:p>
      <text:p text:style-name="P15">}</text:p>
      <text:p text:style-name="P10"/>
      <text:p text:style-name="P11">func main<text:span text:style-name="T3">()</text:span> <text:span text:style-name="T3">{</text:span></text:p>
      <text:p text:style-name="P13"><text:s text:c="8"/><text:span text:style-name="T2">var</text:span><text:span text:style-name="T5"> t</text:span><text:span text:style-name="T4">,</text:span><text:span text:style-name="T5"> k </text:span><text:span text:style-name="T2">int</text:span></text:p>
      <text:p text:style-name="P13"><text:s text:c="8"/><text:span text:style-name="T5">fmt</text:span><text:span text:style-name="T4">.</text:span><text:span text:style-name="T7">Scan</text:span><text:span text:style-name="T4">(&amp;</text:span><text:span text:style-name="T5">t</text:span><text:span text:style-name="T4">,</text:span><text:span text:style-name="T5"> </text:span><text:span text:style-name="T4">&amp;</text:span><text:span text:style-name="T5">k</text:span><text:span text:style-name="T4">)</text:span></text:p>
      <text:p text:style-name="P10"/>
      <text:p text:style-name="P13"><text:s text:c="8"/><text:span text:style-name="T5">ranges </text:span><text:span text:style-name="T4">:=</text:span><text:span text:style-name="T5"> make</text:span><text:span text:style-name="T4">([]</text:span><text:span text:style-name="T5">range_s</text:span><text:span text:style-name="T4">,</text:span><text:span text:style-name="T5"> t</text:span><text:span text:style-name="T4">,</text:span><text:span text:style-name="T5"> t</text:span><text:span text:style-name="T4">)</text:span></text:p>
      <text:p text:style-name="P13"><text:s text:c="8"/><text:span text:style-name="T5">bs </text:span><text:span text:style-name="T4">:=</text:span><text:span text:style-name="T5"> bufio</text:span><text:span text:style-name="T4">.</text:span><text:span text:style-name="T7">NewScanner</text:span><text:span text:style-name="T4">(</text:span><text:span text:style-name="T5">os</text:span><text:span text:style-name="T4">.</text:span><text:span text:style-name="T7">Stdin</text:span><text:span text:style-name="T4">)</text:span></text:p>
      <text:p text:style-name="P13"><text:s text:c="8"/><text:span text:style-name="T5">bs</text:span><text:span text:style-name="T4">.</text:span><text:span text:style-name="T7">Split</text:span><text:span text:style-name="T4">(</text:span><text:span text:style-name="T5">bufio</text:span><text:span text:style-name="T4">.</text:span><text:span text:style-name="T7">ScanWords</text:span><text:span text:style-name="T4">)</text:span></text:p>
      <text:p text:style-name="P10"/>
      <text:p text:style-name="P13"><text:s text:c="8"/><text:span text:style-name="T5">max </text:span><text:span text:style-name="T4">:=</text:span><text:span text:style-name="T5"> </text:span><text:span text:style-name="T8">0</text:span></text:p>
      <text:p text:style-name="P13"><text:s text:c="8"/><text:span text:style-name="T2">for</text:span><text:span text:style-name="T5"> i </text:span><text:span text:style-name="T4">:=</text:span><text:span text:style-name="T5"> </text:span><text:span text:style-name="T8">0</text:span><text:span text:style-name="T4">;</text:span><text:span text:style-name="T5"> i </text:span><text:span text:style-name="T4">&lt;</text:span><text:span text:style-name="T5"> t</text:span><text:span text:style-name="T4">;</text:span><text:span text:style-name="T5"> i</text:span><text:span text:style-name="T4">++</text:span><text:span text:style-name="T5"> </text:span><text:span text:style-name="T4">{</text:span></text:p>
      <text:p text:style-name="P13"><text:s text:c="16"/><text:span text:style-name="T5">bs</text:span><text:span text:style-name="T4">.</text:span><text:span text:style-name="T7">Scan</text:span><text:span text:style-name="T4">()</text:span></text:p>
      <text:p text:style-name="P13"><text:s text:c="16"/><text:span text:style-name="T5">ranges</text:span><text:span text:style-name="T4">[</text:span><text:span text:style-name="T5">i</text:span><text:span text:style-name="T4">].</text:span><text:span text:style-name="T5">a</text:span><text:span text:style-name="T4">,</text:span><text:span text:style-name="T5"> _ </text:span><text:span text:style-name="T4">=</text:span><text:span text:style-name="T5"> strconv</text:span><text:span text:style-name="T4">.</text:span><text:span text:style-name="T7">Atoi</text:span><text:span text:style-name="T4">(</text:span><text:span text:style-name="T5">bs</text:span><text:span text:style-name="T4">.</text:span><text:span text:style-name="T7">Text</text:span><text:span text:style-name="T4">())</text:span></text:p>
      <text:p text:style-name="P10"/>
      <text:p text:style-name="P13"><text:s text:c="16"/><text:span text:style-name="T5">bs</text:span><text:span text:style-name="T4">.</text:span><text:span text:style-name="T7">Scan</text:span><text:span text:style-name="T4">()</text:span></text:p>
      <text:p text:style-name="P13"><text:s text:c="16"/><text:span text:style-name="T5">ranges</text:span><text:span text:style-name="T4">[</text:span><text:span text:style-name="T5">i</text:span><text:span text:style-name="T4">].</text:span><text:span text:style-name="T5">b</text:span><text:span text:style-name="T4">,</text:span><text:span text:style-name="T5"> _ </text:span><text:span text:style-name="T4">=</text:span><text:span text:style-name="T5"> strconv</text:span><text:span text:style-name="T4">.</text:span><text:span text:style-name="T7">Atoi</text:span><text:span text:style-name="T4">(</text:span><text:span text:style-name="T5">bs</text:span><text:span text:style-name="T4">.</text:span><text:span text:style-name="T7">Text</text:span><text:span text:style-name="T4">())</text:span></text:p>
      <text:p text:style-name="P10"/>
      <text:p text:style-name="P13"><text:s text:c="16"/><text:span text:style-name="T2">if</text:span><text:span text:style-name="T5"> ranges</text:span><text:span text:style-name="T4">[</text:span><text:span text:style-name="T5">i</text:span><text:span text:style-name="T4">].</text:span><text:span text:style-name="T5">b </text:span><text:span text:style-name="T4">&gt;</text:span><text:span text:style-name="T5"> max </text:span><text:span text:style-name="T4">{</text:span></text:p>
      <text:p text:style-name="P13"><text:s text:c="24"/><text:span text:style-name="T5">max </text:span><text:span text:style-name="T4">=</text:span><text:span text:style-name="T5"> ranges</text:span><text:span text:style-name="T4">[</text:span><text:span text:style-name="T5">i</text:span><text:span text:style-name="T4">].</text:span><text:span text:style-name="T5">b</text:span></text:p>
      <text:p text:style-name="P13"><text:s text:c="16"/><text:span text:style-name="T4">}</text:span></text:p>
      <text:p text:style-name="P13"><text:s text:c="8"/><text:span text:style-name="T4">}</text:span></text:p>
      <text:p text:style-name="P10"/>
      <text:p text:style-name="P13"><text:s text:c="8"/><text:span text:style-name="T9">// eg, k = 2</text:span></text:p>
      <text:p text:style-name="P14"><text:s text:c="8"/><text:span text:style-name="T9">// when len &gt;= k, if last==R, pre i-1 can be R/W, </text:span></text:p>
      <text:p text:style-name="P14"><text:span text:style-name="T9"><text:tab/><text:tab/> // if last==W, pre should have k-1 W</text:span></text:p>
      <text:p text:style-name="P13"><text:s text:c="8"/><text:span text:style-name="T9">// len1: R</text:span></text:p>
      <text:p text:style-name="P13"><text:s text:c="8"/><text:span text:style-name="T9">// len2: RR, WW -- last_R + last_W = dp[i-1] + dp[i-k]</text:span></text:p>
      <text:p text:style-name="P13"><text:s text:c="8"/><text:span text:style-name="T2">var</text:span><text:span text:style-name="T5"> modulo uint64</text:span></text:p>
      <text:p text:style-name="P13"><text:s text:c="8"/><text:span text:style-name="T5">modulo </text:span><text:span text:style-name="T4">=</text:span><text:span text:style-name="T5"> </text:span><text:span text:style-name="T8">1000000007</text:span></text:p>
      <text:p text:style-name="P13"><text:s text:c="8"/><text:span text:style-name="T5">dp </text:span><text:span text:style-name="T4">:=</text:span><text:span text:style-name="T5"> make</text:span><text:span text:style-name="T4">([]</text:span><text:span text:style-name="T5">uint64</text:span><text:span text:style-name="T4">,</text:span><text:span text:style-name="T5"> max</text:span><text:span text:style-name="T4">+</text:span><text:span text:style-name="T8">1</text:span><text:span text:style-name="T4">,</text:span><text:span text:style-name="T5"> max</text:span><text:span text:style-name="T4">+</text:span><text:span text:style-name="T8">1</text:span><text:span text:style-name="T4">)</text:span></text:p>
      <text:p text:style-name="P13"><text:s text:c="8"/><text:span text:style-name="T2">for</text:span><text:span text:style-name="T5"> i </text:span><text:span text:style-name="T4">:=</text:span><text:span text:style-name="T5"> </text:span><text:span text:style-name="T8">0</text:span><text:span text:style-name="T4">;</text:span><text:span text:style-name="T5"> i </text:span><text:span text:style-name="T4">&lt;</text:span><text:span text:style-name="T5"> k</text:span><text:span text:style-name="T4">;</text:span><text:span text:style-name="T5"> i</text:span><text:span text:style-name="T4">++</text:span><text:span text:style-name="T5"> </text:span><text:span text:style-name="T4">{</text:span></text:p>
      <text:p text:style-name="P13"><text:s text:c="16"/><text:span text:style-name="T5">dp</text:span><text:span text:style-name="T4">[</text:span><text:span text:style-name="T5">i</text:span><text:span text:style-name="T4">]</text:span><text:span text:style-name="T5"> </text:span><text:span text:style-name="T4">=</text:span><text:span text:style-name="T5"> </text:span><text:span text:style-name="T8">1</text:span></text:p>
      <text:p text:style-name="P13"><text:s text:c="8"/><text:span text:style-name="T4">}</text:span></text:p>
      <text:p text:style-name="P13"><text:s text:c="8"/><text:span text:style-name="T2">for</text:span><text:span text:style-name="T5"> i </text:span><text:span text:style-name="T4">:=</text:span><text:span text:style-name="T5"> k</text:span><text:span text:style-name="T4">;</text:span><text:span text:style-name="T5"> i </text:span><text:span text:style-name="T4">&lt;=</text:span><text:span text:style-name="T5"> max</text:span><text:span text:style-name="T4">;</text:span><text:span text:style-name="T5"> i</text:span><text:span text:style-name="T4">++</text:span><text:span text:style-name="T5"> </text:span><text:span text:style-name="T4">{</text:span></text:p>
      <text:p text:style-name="P13"><text:s text:c="16"/><text:span text:style-name="T5">dp</text:span><text:span text:style-name="T4">[</text:span><text:span text:style-name="T5">i</text:span><text:span text:style-name="T4">]</text:span><text:span text:style-name="T5"> </text:span><text:span text:style-name="T4">=</text:span><text:span text:style-name="T5"> </text:span><text:span text:style-name="T4">(</text:span><text:span text:style-name="T5">dp</text:span><text:span text:style-name="T4">[</text:span><text:span text:style-name="T5">i</text:span><text:span text:style-name="T4">-</text:span><text:span text:style-name="T8">1</text:span><text:span text:style-name="T4">]</text:span><text:span text:style-name="T5"> </text:span><text:span text:style-name="T4">+</text:span><text:span text:style-name="T5"> dp</text:span><text:span text:style-name="T4">[</text:span><text:span text:style-name="T5">i</text:span><text:span text:style-name="T4">-</text:span><text:span text:style-name="T5">k</text:span><text:span text:style-name="T4">])</text:span><text:span text:style-name="T5"> </text:span><text:span text:style-name="T4">%</text:span><text:span text:style-name="T5"> modulo</text:span></text:p>
      <text:p text:style-name="P13"><text:s text:c="8"/><text:span text:style-name="T4">}</text:span></text:p>
      <text:p text:style-name="P10"/>
      <text:p text:style-name="P13"><text:s text:c="8"/><text:span text:style-name="T2">for</text:span><text:span text:style-name="T5"> i </text:span><text:span text:style-name="T4">:=</text:span><text:span text:style-name="T5"> </text:span><text:span text:style-name="T8">1</text:span><text:span text:style-name="T4">;</text:span><text:span text:style-name="T5"> i </text:span><text:span text:style-name="T4">&lt;=</text:span><text:span text:style-name="T5"> max</text:span><text:span text:style-name="T4">;</text:span><text:span text:style-name="T5"> i</text:span><text:span text:style-name="T4">++</text:span><text:span text:style-name="T5"> </text:span><text:span text:style-name="T4">{</text:span></text:p>
      <text:p text:style-name="P13"><text:s text:c="16"/><text:span text:style-name="T5">dp</text:span><text:span text:style-name="T4">[</text:span><text:span text:style-name="T5">i</text:span><text:span text:style-name="T4">]</text:span><text:span text:style-name="T5"> </text:span><text:span text:style-name="T4">=</text:span><text:span text:style-name="T5"> </text:span><text:span text:style-name="T4">(</text:span><text:span text:style-name="T5">dp</text:span><text:span text:style-name="T4">[</text:span><text:span text:style-name="T5">i</text:span><text:span text:style-name="T4">]</text:span><text:span text:style-name="T5"> </text:span><text:span text:style-name="T4">+</text:span><text:span text:style-name="T5"> dp</text:span><text:span text:style-name="T4">[</text:span><text:span text:style-name="T5">i</text:span><text:span text:style-name="T4">-</text:span><text:span text:style-name="T8">1</text:span><text:span text:style-name="T4">])</text:span><text:span text:style-name="T5"> </text:span><text:span text:style-name="T4">%</text:span><text:span text:style-name="T5"> modulo</text:span></text:p>
      <text:p text:style-name="P13"><text:s text:c="8"/><text:span text:style-name="T4">}</text:span></text:p>
      <text:p text:style-name="P10"/>
      <text:p text:style-name="P13"><text:s text:c="8"/><text:span text:style-name="T2">for</text:span><text:span text:style-name="T5"> i </text:span><text:span text:style-name="T4">:=</text:span><text:span text:style-name="T5"> </text:span><text:span text:style-name="T8">0</text:span><text:span text:style-name="T4">;</text:span><text:span text:style-name="T5"> i </text:span><text:span text:style-name="T4">&lt;</text:span><text:span text:style-name="T5"> t</text:span><text:span text:style-name="T4">;</text:span><text:span text:style-name="T5"> i</text:span><text:span text:style-name="T4">++</text:span><text:span text:style-name="T5"> </text:span><text:span text:style-name="T4">{</text:span></text:p>
      <text:p text:style-name="P13"><text:s text:c="16"/><text:span text:style-name="T5">ans </text:span><text:span text:style-name="T4">:=</text:span><text:span text:style-name="T5"> </text:span><text:span text:style-name="T4">(</text:span><text:span text:style-name="T5">dp</text:span><text:span text:style-name="T4">[</text:span><text:span text:style-name="T5">ranges</text:span><text:span text:style-name="T4">[</text:span><text:span text:style-name="T5">i</text:span><text:span text:style-name="T4">].</text:span><text:span text:style-name="T5">b</text:span><text:span text:style-name="T4">]</text:span><text:span text:style-name="T5"> </text:span><text:span text:style-name="T4">-</text:span><text:span text:style-name="T5"> dp</text:span><text:span text:style-name="T4">[</text:span><text:span text:style-name="T5">ranges</text:span><text:span text:style-name="T4">[</text:span><text:span text:style-name="T5">i</text:span><text:span text:style-name="T4">].</text:span><text:span text:style-name="T5">a</text:span><text:span text:style-name="T4">-</text:span><text:span text:style-name="T8">1</text:span><text:span text:style-name="T4">]</text:span><text:span text:style-name="T5"> </text:span><text:span text:style-name="T4">+</text:span><text:span text:style-name="T5"> modulo</text:span><text:span text:style-name="T4">)</text:span><text:span text:style-name="T5"> </text:span><text:span text:style-name="T4">%</text:span><text:span text:style-name="T5"> modulo</text:span></text:p>
      <text:p text:style-name="P13"><text:s text:c="16"/><text:span text:style-name="T5">fmt</text:span><text:span text:style-name="T4">.</text:span><text:span text:style-name="T7">Println</text:span><text:span text:style-name="T4">(</text:span><text:span text:style-name="T5">ans</text:span><text:span text:style-name="T4">)</text:span></text:p>
      <text:p text:style-name="P13"><text:s text:c="8"/><text:span text:style-name="T4">}</text:span></text:p>
      <text:p text:style-name="P15"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21:13:04.198150671</meta:creation-date>
    <dc:date>2016-09-04T12:01:01.192437485</dc:date>
    <meta:editing-duration>PT9M1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132" meta:word-count="652" meta:character-count="2655" meta:non-whitespace-character-count="1850"/>
  </office:meta>
</office:document-meta>
</file>